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6">
            <text:p>0619 <text:s/>115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6">
            <text:p>0619 <text:s/>115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6">
            <text:p>0619 <text:s/>115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6">
            <text:p>0619 <text:s/>115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7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7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7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7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8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8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8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8">
            <text:p>0619 <text:s/>115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8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69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1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2">
            <text:p>0619 <text:s/>115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2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2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2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2">
            <text:p>0619 <text:s/>115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2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3">
            <text:p>0619 <text:s/>115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4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4">
            <text:p>0619 <text:s/>115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4">
            <text:p>0619 <text:s/>115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4">
            <text:p>0619 <text:s/>115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4">
            <text:p>0619 <text:s/>115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9T11:59:14.75">
            <text:p>0619 <text:s/>115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19T11:59:14.75">
            <text:p>2021/6/19 11:5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9T11:59:14.75">
            <text:p>0619 <text:s/>1159</text:p>
          </table:table-cell>
          <table:table-cell table:style-name="ce7" table:formula="of:=NOW()" office:value-type="date" office:date-value="2021-06-19T11:59:14.75">
            <text:p>0619 <text:s/>115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19T11:59:14.75">
            <text:p>0619 <text:s/>115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3">
            <text:p>0619 <text:s/>115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3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3">
            <text:p>0619 <text:s/>115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3">
            <text:p>0619 <text:s/>115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4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5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6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7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7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7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7">
            <text:p>0619 <text:s/>115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7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8">
            <text:p>0619 <text:s/>115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8">
            <text:p>0619 <text:s/>115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8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89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19" office:value-type="string">
            <text:p>昔、犬を飼っていました。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">
            <text:p>0619 <text:s/>115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19" office:value-type="string" table:number-columns-spanned="2" table:number-rows-spanned="1">
            <text:p>h^aziy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19" office:value-type="string">
            <text:p>alkol / miy'nuwsham</text:p>
          </table:table-cell>
          <table:table-cell table:style-name="ce19" office:value-type="string">
            <text:p>I drink alcohol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2">
            <text:p>0619 <text:s/>115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2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 office:value-type="string">
            <text:p>it is good. you are doing well. please do it. please continue it. / please do it again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2">
            <text:p>0619 <text:s/>115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3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3">
            <text:p>0619 <text:s/>115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3">
            <text:p>0619 <text:s/>115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3.3">
            <text:p>0619 <text:s/>115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3.3">
            <text:p>0619 <text:s/>115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3.3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3.3">
            <text:p>0619 <text:s/>115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3.3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19" office:value-type="string" table:number-columns-spanned="2" table:number-rows-spanned="1">
            <text:p>hedh'dahom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19" office:value-type="string">
            <text:p>ism'ka / ushkur'ka</text:p>
          </table:table-cell>
          <table:table-cell table:style-name="ce19" office:value-type="string">
            <text:p>what is your name? thank you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19" office:value-type="string">
            <text:p>ism / shumaa[name / chiyst / muta'shakkir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1">
            <text:p>8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3">
            <text:p>8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1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4">
            <text:p>0619 <text:s/>115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11:59:14.94">
            <text:p>0619 <text:s/>1159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9T11:59:14.94">
            <text:p>0619 <text:s/>115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19T11:59:14.94">
            <text:p>0619 <text:s/>1159</text:p>
          </table:table-cell>
          <table:table-cell table:style-name="ce7" table:formula="of:=NOW()" office:value-type="date" office:date-value="2021-06-19T11:59:14.94">
            <text:p>0619 <text:s/>115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19T11:59:14.94">
            <text:p>0619 <text:s/>115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2021/06/19</text:date>, <text:time>11:5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19T11:59:14.42</dc:date>
    <dc:creator>iwabuchi ken</dc:creator>
    <meta:editing-duration>P3DT18H59M54S</meta:editing-duration>
    <meta:editing-cycles>542</meta:editing-cycles>
    <meta:generator>OpenOffice/4.1.3$Win32 OpenOffice.org_project/413m1$Build-9783</meta:generator>
    <meta:document-statistic meta:table-count="2" meta:cell-count="952" meta:object-count="0"/>
  </office:meta>
</office:document-meta>
</file>